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185cm" fo:margin-left="-0.238cm" table:align="left" style:writing-mode="lr-tb"/>
    </style:style>
    <style:style style:name="Таблица1.A" style:family="table-column">
      <style:table-column-properties style:column-width="8.608cm"/>
    </style:style>
    <style:style style:name="Таблица1.B" style:family="table-column">
      <style:table-column-properties style:column-width="7.578cm"/>
    </style:style>
    <style:style style:name="Таблица1.1" style:family="table-row">
      <style:table-row-properties style:min-row-height="1.512cm" style:keep-together="false" fo:keep-together="always"/>
    </style:style>
    <style:style style:name="Таблица1.A1" style:family="table-cell">
      <style:table-cell-properties fo:padding="0.238cm" fo:border="none"/>
    </style:style>
    <style:style style:name="Таблица1.2" style:family="table-row">
      <style:table-row-properties style:min-row-height="1.265cm" style:keep-together="true" fo:keep-together="auto"/>
    </style:style>
    <style:style style:name="P1" style:family="paragraph" style:parent-style-name="Standard" style:list-style-name="">
      <style:paragraph-properties style:writing-mode="lr-tb"/>
    </style:style>
    <style:style style:name="P2" style:family="paragraph" style:parent-style-name="Standard" style:list-style-name="">
      <style:paragraph-properties style:writing-mode="lr-tb"/>
      <style:text-properties officeooo:paragraph-rsid="000a8d24"/>
    </style:style>
    <style:style style:name="P3" style:family="paragraph" style:parent-style-name="Standard" style:list-style-name="">
      <style:paragraph-properties style:writing-mode="lr-tb"/>
      <style:text-properties officeooo:paragraph-rsid="000d72df"/>
    </style:style>
    <style:style style:name="P4" style:family="paragraph" style:parent-style-name="Standard" style:list-style-name="">
      <style:paragraph-properties style:writing-mode="lr-tb"/>
      <style:text-properties fo:font-size="11pt" style:font-size-asian="11pt" style:font-size-complex="11pt"/>
    </style:style>
    <style:style style:name="P5" style:family="paragraph" style:parent-style-name="Standard" style:list-style-name="">
      <style:paragraph-properties style:writing-mode="lr-tb"/>
      <style:text-properties fo:font-size="11pt" officeooo:paragraph-rsid="000f3d36" style:font-size-asian="11pt" style:font-size-complex="11pt"/>
    </style:style>
    <style:style style:name="P6" style:family="paragraph" style:parent-style-name="Standard" style:list-style-name="">
      <style:paragraph-properties fo:text-align="center" style:justify-single-word="false" style:writing-mode="lr-tb">
        <style:tab-stops>
          <style:tab-stop style:position="-0.25cm" style:type="center"/>
          <style:tab-stop style:position="8.502cm" style:type="center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 style:list-style-name="">
      <style:paragraph-properties fo:text-align="center" style:justify-single-word="false" style:writing-mode="lr-tb"/>
      <style:text-properties fo:font-size="11pt" style:font-size-asian="11pt" style:font-size-complex="11pt"/>
    </style:style>
    <style:style style:name="P8" style:family="paragraph" style:parent-style-name="Standard" style:list-style-name="">
      <style:paragraph-properties fo:text-align="justify" style:justify-single-word="false" style:writing-mode="lr-tb"/>
      <style:text-properties fo:font-size="11pt" style:font-size-asian="11pt" style:font-size-complex="11pt"/>
    </style:style>
    <style:style style:name="P9" style:family="paragraph" style:parent-style-name="Standard" style:list-style-name="">
      <style:paragraph-properties style:writing-mode="lr-tb"/>
      <style:text-properties fo:font-size="8pt" style:font-size-asian="8pt" style:font-size-complex="8pt"/>
    </style:style>
    <style:style style:name="P10" style:family="paragraph" style:parent-style-name="Standard" style:list-style-name="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11" style:family="paragraph" style:parent-style-name="Standard" style:list-style-name="">
      <style:paragraph-properties fo:text-align="center" style:justify-single-word="false" style:writing-mode="lr-tb">
        <style:tab-stops>
          <style:tab-stop style:position="3.501cm" style:type="center"/>
          <style:tab-stop style:position="10.753cm" style:type="center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 style:list-style-name="">
      <style:paragraph-properties fo:text-align="center" style:justify-single-word="false" style:writing-mode="lr-tb">
        <style:tab-stops>
          <style:tab-stop style:position="-2.251cm" style:type="center"/>
        </style:tab-stops>
      </style:paragraph-properties>
      <style:text-properties fo:font-size="8pt" style:font-size-asian="8pt" style:font-size-complex="8pt"/>
    </style:style>
    <style:style style:name="P13" style:family="paragraph" style:parent-style-name="Standard" style:list-style-name="">
      <style:paragraph-properties style:writing-mode="lr-tb">
        <style:tab-stops>
          <style:tab-stop style:position="5.502cm" style:type="center"/>
          <style:tab-stop style:position="15.002cm" style:type="center"/>
        </style:tab-stops>
      </style:paragraph-properties>
      <style:text-properties fo:font-size="8pt" style:font-size-asian="8pt" style:font-size-complex="8pt"/>
    </style:style>
    <style:style style:name="P14" style:family="paragraph" style:parent-style-name="Standard" style:list-style-name="">
      <style:paragraph-properties style:writing-mode="lr-tb">
        <style:tab-stops>
          <style:tab-stop style:position="11.001cm"/>
        </style:tab-stops>
      </style:paragraph-properties>
    </style:style>
    <style:style style:name="P15" style:family="paragraph" style:parent-style-name="Standard" style:list-style-name="">
      <style:paragraph-properties style:writing-mode="lr-tb">
        <style:tab-stops>
          <style:tab-stop style:position="11.001cm"/>
        </style:tab-stops>
      </style:paragraph-properties>
      <style:text-properties officeooo:paragraph-rsid="000a8d24"/>
    </style:style>
    <style:style style:name="P16" style:family="paragraph" style:parent-style-name="Standard" style:list-style-name="">
      <style:paragraph-properties fo:text-align="center" style:justify-single-word="false" style:writing-mode="lr-tb">
        <style:tab-stops>
          <style:tab-stop style:position="-0.25cm" style:type="center"/>
          <style:tab-stop style:position="8.502cm" style:type="center"/>
        </style:tab-stops>
      </style:paragraph-properties>
    </style:style>
    <style:style style:name="P17" style:family="paragraph" style:parent-style-name="Standard" style:list-style-name="">
      <style:paragraph-properties fo:text-align="center" style:justify-single-word="false" style:writing-mode="lr-tb">
        <style:tab-stops>
          <style:tab-stop style:position="3.501cm" style:type="center"/>
          <style:tab-stop style:position="10.753cm" style:type="center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 style:list-style-name="">
      <style:paragraph-properties style:writing-mode="lr-tb"/>
      <style:text-properties fo:font-weight="bold" style:font-weight-asian="bold" style:font-weight-complex="bold"/>
    </style:style>
    <style:style style:name="P19" style:family="paragraph" style:parent-style-name="Standard" style:list-style-name="">
      <style:paragraph-properties style:writing-mode="lr-tb">
        <style:tab-stops>
          <style:tab-stop style:position="5.502cm" style:type="center"/>
          <style:tab-stop style:position="15.002cm" style:type="center"/>
        </style:tab-stops>
      </style:paragraph-properties>
    </style:style>
    <style:style style:name="P20" style:family="paragraph" style:parent-style-name="Standard" style:list-style-name="">
      <style:paragraph-properties style:writing-mode="lr-tb"/>
      <style:text-properties fo:font-size="12pt" officeooo:paragraph-rsid="000d72df" style:font-size-asian="12pt" style:font-size-complex="12pt"/>
    </style:style>
    <style:style style:name="P21" style:family="paragraph" style:parent-style-name="Standard" style:list-style-name="">
      <style:paragraph-properties style:writing-mode="lr-tb"/>
      <style:text-properties fo:font-size="12pt" officeooo:paragraph-rsid="001096cc" style:font-size-asian="12pt" style:font-size-complex="12pt"/>
    </style:style>
    <style:style style:name="P22" style:family="paragraph" style:parent-style-name="Standard" style:list-style-name="">
      <style:paragraph-properties style:writing-mode="lr-tb"/>
      <style:text-properties fo:font-size="12pt" style:text-underline-style="solid" style:text-underline-width="auto" style:text-underline-color="font-color" officeooo:paragraph-rsid="001096cc" style:font-size-asian="12pt" style:font-size-complex="12pt"/>
    </style:style>
    <style:style style:name="P23" style:family="paragraph" style:parent-style-name="Standard" style:list-style-name="">
      <style:paragraph-properties fo:margin-top="0cm" fo:margin-bottom="0.353cm" fo:line-height="115%" style:writing-mode="lr-tb"/>
    </style:style>
    <style:style style:name="P24" style:family="paragraph" style:parent-style-name="Standard" style:list-style-name="" style:master-page-name="Standard">
      <style:paragraph-properties style:page-numb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heading_20_1" style:list-style-name="">
      <style:paragraph-properties style:writing-mode="lr-tb"/>
      <style:text-properties fo:font-size="11pt" officeooo:paragraph-rsid="0012cfe7" style:font-size-asian="11pt" style:font-size-complex="11pt"/>
    </style:style>
    <style:style style:name="P26" style:family="paragraph" style:parent-style-name="Normal_20__28_Web_29_" style:list-style-name="">
      <style:paragraph-properties fo:margin-top="0cm" fo:margin-bottom="0.353cm" fo:line-height="115%" fo:text-align="center" style:justify-single-word="false" style:writing-mode="lr-tb"/>
    </style:style>
    <style:style style:name="P27" style:family="paragraph" style:parent-style-name="Normal_20__28_Web_29_" style:list-style-name="">
      <style:paragraph-properties style:writing-mode="lr-tb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a8d24" style:font-size-asian="11pt" style:font-size-complex="11pt"/>
    </style:style>
    <style:style style:name="T4" style:family="text">
      <style:text-properties fo:font-size="11pt" officeooo:rsid="000d72df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officeooo:rsid="000a8d24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officeooo:rsid="000d72df" style:font-size-asian="11pt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language="en" fo:country="US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2cfe7"/>
    </style:style>
    <style:style style:name="T15" style:family="text">
      <style:text-properties fo:language="ru" fo:country="RU" officeooo:rsid="0013f408"/>
    </style:style>
    <style:style style:name="T16" style:family="text">
      <style:text-properties fo:language="ru" fo:country="RU" style:text-underline-style="solid" style:text-underline-width="auto" style:text-underline-color="font-color" officeooo:rsid="0013f40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text-underline-style="solid" style:text-underline-width="auto" style:text-underline-color="font-color" officeooo:rsid="000d72df"/>
    </style:style>
    <style:style style:name="T19" style:family="text">
      <style:text-properties style:text-underline-style="solid" style:text-underline-width="auto" style:text-underline-color="font-color" officeooo:rsid="000a8d24"/>
    </style:style>
    <style:style style:name="T20" style:family="text">
      <style:text-properties fo:font-size="12pt" officeooo:rsid="000a8d24" style:font-size-asian="12pt" style:font-size-complex="12pt"/>
    </style:style>
    <style:style style:name="T21" style:family="text">
      <style:text-properties fo:font-size="12pt" officeooo:rsid="000f3d36" style:font-size-asian="12pt" style:font-size-complex="12pt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font-size="12pt" style:text-underline-style="solid" style:text-underline-width="auto" style:text-underline-color="font-color" officeooo:rsid="000a8d24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officeooo:rsid="000f3d36" style:font-size-asian="12pt" style:font-size-complex="12pt"/>
    </style:style>
    <style:style style:name="T25" style:family="text">
      <style:text-properties fo:font-size="12pt" style:text-underline-style="solid" style:text-underline-width="auto" style:text-underline-color="font-color" officeooo:rsid="000d72df" style:font-size-asian="12pt" style:font-size-complex="12pt"/>
    </style:style>
    <style:style style:name="T26" style:family="text">
      <style:text-properties fo:font-size="12pt" style:text-underline-style="none" officeooo:rsid="000d72df" style:font-size-asian="12pt" style:font-size-complex="12pt"/>
    </style:style>
    <style:style style:name="T27" style:family="text">
      <style:text-properties fo:font-size="12pt" fo:language="ru" fo:country="RU" officeooo:rsid="0012cfe7" style:font-size-asian="12pt" style:font-size-complex="12pt"/>
    </style:style>
    <style:style style:name="T28" style:family="text">
      <style:text-properties fo:font-size="12pt" fo:language="ru" fo:country="RU" style:text-underline-style="solid" style:text-underline-width="auto" style:text-underline-color="font-color" officeooo:rsid="0012cfe7" style:font-size-asian="12pt" style:font-size-complex="12pt"/>
    </style:style>
    <style:style style:name="T29" style:family="text">
      <style:text-properties officeooo:rsid="000f3d36"/>
    </style:style>
    <style:style style:name="T30" style:family="text">
      <style:text-properties style:text-underline-style="none" officeooo:rsid="000d72df"/>
    </style:style>
    <style:style style:name="T31" style:family="text">
      <style:text-properties style:text-underline-style="none" officeooo:rsid="001096cc"/>
    </style:style>
    <style:style style:name="T32" style:family="text">
      <style:text-properties officeooo:rsid="001096c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lef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Передача прав на домены</text:p>
      <text:p text:style-name="P1"><text:span text:style-name="T1">Письмо от юридического лица о передаче домена другому лицу<text:line-break/></text:span>(направляется в <text:span text:style-name="T8">RU</text:span>-<text:span text:style-name="T8">CENTER</text:span> Администратором домена)</text:p>
      <text:p text:style-name="P1"/>
      <text:p text:style-name="P9">На бланке организации<text:line-break/>Исх.номер, дата</text:p>
      <text:p text:style-name="P14"><text:span text:style-name="T2"><text:tab/></text:span>Компания RU-CENTER</text:p>
      <text:p text:style-name="P14"/>
      <text:p text:style-name="P15">Организация<text:span text:style-name="T2"> </text:span><text:span text:style-name="T22"><text:s text:c="2"/></text:span><text:span text:style-name="T23">Закрытое Акционерное общество «Опытный завод МНПО «ТЕМП» <text:s text:c="36"/></text:span><text:span text:style-name="T3"><text:s/></text:span></text:p>
      <text:p text:style-name="P10">(полное название юридического лица, передающего права на домен)</text:p>
      <text:p text:style-name="P4"/>
      <text:p text:style-name="P2">в лице<text:span text:style-name="T2"> </text:span></text:p>
      <text:p text:style-name="P21"><text:span text:style-name="T19">генерального директора Георгадзе Андрея Валерьивича <text:s text:c="3"/></text:span><text:span text:style-name="T30">,</text:span></text:p>
      <text:p text:style-name="P11">(должность, фамилия, имя, отчество)</text:p>
      <text:p text:style-name="P17"/>
      <text:p text:style-name="P3">действующего на основании<text:span text:style-name="T2"> </text:span></text:p>
      <text:p text:style-name="P20"><text:span text:style-name="T18">у</text:span><text:span text:style-name="T18">става <text:s text:c="93"/></text:span>,</text:p>
      <text:p text:style-name="P16"><text:span text:style-name="T10">(Устава, либо доверенности </text:span><text:span text:style-name="T11">No</text:span><text:span text:style-name="T10"> ________ )</text:span></text:p>
      <text:p text:style-name="P6"/>
      <text:p text:style-name="P18">просит передать права по администрированию доменов </text:p>
      <text:p text:style-name="P4"/>
      <text:p text:style-name="P5"><text:span text:style-name="T24">lestnicatmp.ru <text:s text:c="123"/></text:span></text:p>
      <text:p text:style-name="P12">(наименование доменов, без www)</text:p>
      <text:p text:style-name="P1"><text:span text:style-name="T12">и предоставляемых по этим доменам дополнительных услуг</text:span> (при необходимости)<text:line-break/>_________________________________________________________________________</text:p>
      <text:p text:style-name="P10"><text:s text:c="2"/>(название услуги с указанием <text:s/>домена <text:s/>или <text:s/>логина хостинга)</text:p>
      <text:p text:style-name="P1"><text:span text:style-name="T12">новому Администратору</text:span>:<text:span text:style-name="T2">_______________________________________________________</text:span></text:p>
      <text:p text:style-name="P10">(для юридического лица: полное название организации, ИНН;</text:p>
      <text:p text:style-name="P10">для физического лица и ИП: ФИО, паспортные данные (серия, номер, кем и когда выдан)</text:p>
      <text:p text:style-name="P7"/>
      <text:p text:style-name="P22"><text:span text:style-name="T32">Общество с Ограниченной Ответственностью Лесопромышленная компания «ТЕМП», </text:span></text:p>
      <text:p text:style-name="P22"><text:span text:style-name="T32"/></text:p>
      <text:p text:style-name="P22"><text:span text:style-name="T32">7733512059 <text:s text:c="128"/></text:span><text:span text:style-name="T31">.</text:span></text:p>
      <text:p text:style-name="P19"/>
      <text:p text:style-name="P4"/>
      <text:h text:style-name="P25" text:outline-level="1"><text:span text:style-name="T13">Идентификатор: </text:span><text:span text:style-name="T16"><text:s text:c="9"/></text:span><text:span text:style-name="T28">987947 <text:s text:c="10"/></text:span><text:span text:style-name="T13">/</text:span>NIC<text:span text:style-name="T13">-</text:span>D</text:h>
      <text:p text:style-name="P13"><text:s text:c="5"/>(номер анкеты/договора нового администратора)</text:p>
      <text:p text:style-name="P9"/>
      <text:p text:style-name="P4"/>
      <text:p text:style-name="P8"><text:span text:style-name="T12">Оплата услуги "Смена Администратора" для доменов </text:span>.<text:span text:style-name="T12">NET, .COM, </text:span></text:p>
      <text:p text:style-name="P8"><text:span text:style-name="T12">.</text:span><text:span text:style-name="T9">ORG</text:span><text:span text:style-name="T12">, .</text:span><text:span text:style-name="T9">BIZ</text:span><text:span text:style-name="T12">, .</text:span><text:span text:style-name="T9">INFO</text:span><text:span text:style-name="T12">, .СС, .</text:span><text:span text:style-name="T9">TV</text:span><text:span text:style-name="T12">, .</text:span><text:span text:style-name="T9">ME</text:span><text:span text:style-name="T12">, .</text:span><text:span text:style-name="T9">TEL</text:span><text:span text:style-name="T12"> (регистратор </text:span><text:span text:style-name="T9">RU</text:span><text:span text:style-name="T12">-</text:span><text:span text:style-name="T9">CENTER</text:span><text:span text:style-name="T12">) будет производиться с Личного счета договора <text:s text:c="2"/></text:span><text:span text:style-name="T8">No</text:span>- ____________/NIC-_____</text:p>
      <text:p text:style-name="P4"/>
      <text:p text:style-name="P1"><draw:frame draw:style-name="fr1" draw:name="Врезка1" text:anchor-type="paragraph" svg:y="0.931cm" svg:width="16.501cm" draw:z-index="0"><draw:text-box fo:min-height="0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table:number-columns-spanned="2" office:value-type="string"><text:p text:style-name="P26">__________________________________ <text:s text:c="13"/>/_________________________ <text:s text:c="6"/><text:span text:style-name="T10">(Должность, ФИО) <text:s text:c="93"/>(подпись) <text:s text:c="270"/></text:span><text:span text:style-name="T17">(место печати)</text:span></text:p></table:table-cell><table:covered-table-cell/></table:table-row><table:table-row table:style-name="Таблица1.2"><table:table-cell table:style-name="Таблица1.A1" office:value-type="string"><text:p text:style-name="P1"/></table:table-cell><table:table-cell table:style-name="Таблица1.A1" office:value-type="string"><text:p text:style-name="P1"><text:s text:c="9"/>"___"________________ 20__г.</text:p><text:p text:style-name="P23"/></table:table-cell></table:table-row></table:table></draw:text-box></draw:frame></text:p>
      <text:p text:style-name="P27"><text:span text:style-name="Strong_20_Emphasis"><text:span text:style-name="T1">Внимание: </text:span></text:span><text:span text:style-name="T2">если вы передаете домен .RU и не являетесь идентифицированным клиентом, вам необходимо приложить к письму копию свидетельства о регистрации юридического лиц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imes New Roman" style:font-size-asian="10.5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>
        <style:tab-stops>
          <style:tab-stop style:position="5.502cm" style:type="center"/>
          <style:tab-stop style:position="15.002cm" style:type="center"/>
        </style:tab-stops>
      </style:paragraph-properties>
      <style:text-properties fo:language="en" fo:country="US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Ïåðåäà÷à ïðàâ íà äîìåíû</dc:title>
    <meta:initial-creator>ansu</meta:initial-creator>
    <meta:creation-date>2010-04-21T16:58:00</meta:creation-date>
    <dc:date>2011-02-20T23:07:29</dc:date>
    <meta:generator>OpenOffice.org/3.2$Unix OpenOffice.org_project/320m19$Build-9505</meta:generator>
    <meta:editing-duration>PT00H17M12S</meta:editing-duration>
    <meta:editing-cycles>9</meta:editing-cycles>
    <meta:document-statistic meta:table-count="1" meta:image-count="0" meta:object-count="0" meta:page-count="1" meta:paragraph-count="29" meta:word-count="188" meta:character-count="2468"/>
  </office:meta>
</office:document-meta>
</file>